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26cm" style:rel-column-width="1432*"/>
    </style:style>
    <style:style style:name="表格1.B" style:family="table-column">
      <style:table-column-properties style:column-width="1.55cm" style:rel-column-width="879*"/>
    </style:style>
    <style:style style:name="表格1.C" style:family="table-column">
      <style:table-column-properties style:column-width="1.924cm" style:rel-column-width="1091*"/>
    </style:style>
    <style:style style:name="表格1.D" style:family="table-column">
      <style:table-column-properties style:column-width="11cm" style:rel-column-width="6236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2.249cm" style:rel-column-width="1275*"/>
    </style:style>
    <style:style style:name="NationTypeNames.B" style:family="table-column">
      <style:table-column-properties style:column-width="1.42cm" style:rel-column-width="805*"/>
    </style:style>
    <style:style style:name="NationTypeNames.C" style:family="table-column">
      <style:table-column-properties style:column-width="3.15cm" style:rel-column-width="1786*"/>
    </style:style>
    <style:style style:name="NationTypeNames.D" style:family="table-column">
      <style:table-column-properties style:column-width="1.984cm" style:rel-column-width="1125*"/>
    </style:style>
    <style:style style:name="NationTypeNames.E" style:family="table-column">
      <style:table-column-properties style:column-width="8.197cm" style:rel-column-width="4647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6" style:family="paragraph" style:parent-style-name="Standard">
      <style:text-properties style:font-name-asian="標楷體"/>
    </style:style>
    <style:style style:name="P7" style:family="paragraph" style:parent-style-name="Standard">
      <style:text-properties style:font-name-asian="標楷體" style:language-asian="zh" style:country-asian="TW"/>
    </style:style>
    <style:style style:name="P8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9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0" style:family="paragraph" style:parent-style-name="Heading_20_3">
      <style:text-properties fo:font-size="16pt" style:font-name-asian="標楷體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3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4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5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8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9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0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1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TW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5">第一章　決策系統<text:tab/>2</text:p>
          <text:p text:style-name="P25">第二章　決策條件<text:tab/>3</text:p>
          <text:p text:style-name="P25">第三章　決策行動<text:tab/>4</text:p>
          <text:p text:style-name="P25">第四章　國家<text:tab/>5</text:p>
          <text:p text:style-name="P23">第一節　國家類型<text:tab/>6</text:p>
          <text:p text:style-name="P22">第一段　資料庫設計<text:tab/>6</text:p>
          <text:p text:style-name="P22">第二段　資料庫設計<text:tab/>6</text:p>
          <text:p text:style-name="P25">第五章　博奕論決策系統<text:tab/>7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第一章　決策系統</text:h>
      <text:p text:style-name="P3"/>
      <text:p text:style-name="P4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0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第三章　決策行動</text:h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/>
      <text:h text:style-name="P19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2"><text:soft-page-break/>第一節　國家類型</text:h>
      <text:p text:style-name="P3"/>
      <text:h text:style-name="P10" text:outline-level="3">第一段　資料庫設計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12">中文名稱</text:p>
          </table:table-cell>
          <table:table-cell table:style-name="NationTypeNames.A1" office:value-type="string">
            <text:p text:style-name="P12">短編號</text:p>
          </table:table-cell>
          <table:table-cell table:style-name="NationTypeNames.A1" office:value-type="string">
            <text:p text:style-name="P12">長編號</text:p>
          </table:table-cell>
          <table:table-cell table:style-name="NationTypeNames.A1" office:value-type="string">
            <text:p text:style-name="P12">英文名稱</text:p>
          </table:table-cell>
          <table:table-cell table:style-name="NationTypeNames.E1" office:value-type="string">
            <text:p text:style-name="P12">說明</text:p>
          </table:table-cell>
        </table:table-row>
        <table:table-row>
          <table:table-cell table:style-name="NationTypeNames.A2" office:value-type="float" office:value="0">
            <text:p text:style-name="P13">未定國家</text:p>
          </table:table-cell>
          <table:table-cell table:style-name="NationTypeNames.A2" office:value-type="float" office:value="0">
            <text:p text:style-name="P16">0</text:p>
          </table:table-cell>
          <table:table-cell table:style-name="NationTypeNames.A2" office:value-type="float" office:value="7.4000000001E+018">
            <text:p text:style-name="P17">7400000000100000000</text:p>
          </table:table-cell>
          <table:table-cell table:style-name="NationTypeNames.A2" office:value-type="float" office:value="0">
            <text:p text:style-name="P14">Any</text:p>
          </table:table-cell>
          <table:table-cell table:style-name="NationTypeNames.E2" office:value-type="float" office:value="0">
            <text:p text:style-name="P13">尚未指定類型的國家</text:p>
          </table:table-cell>
        </table:table-row>
        <table:table-row>
          <table:table-cell table:style-name="NationTypeNames.A2" office:value-type="float" office:value="0">
            <text:p text:style-name="P13">正式國家</text:p>
          </table:table-cell>
          <table:table-cell table:style-name="NationTypeNames.A2" office:value-type="float" office:value="1">
            <text:p text:style-name="P16">1</text:p>
          </table:table-cell>
          <table:table-cell table:style-name="NationTypeNames.A2" office:value-type="float" office:value="0">
            <text:p text:style-name="P17">7400000000100000001</text:p>
          </table:table-cell>
          <table:table-cell table:style-name="NationTypeNames.A2" office:value-type="float" office:value="0">
            <text:p text:style-name="P14">Country</text:p>
          </table:table-cell>
          <table:table-cell table:style-name="NationTypeNames.E2" office:value-type="float" office:value="0">
            <text:p text:style-name="P13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3">區域</text:p>
          </table:table-cell>
          <table:table-cell table:style-name="NationTypeNames.A2" office:value-type="float" office:value="2">
            <text:p text:style-name="P16">2</text:p>
          </table:table-cell>
          <table:table-cell table:style-name="NationTypeNames.A2" office:value-type="float" office:value="0">
            <text:p text:style-name="P17">7400000000100000002</text:p>
          </table:table-cell>
          <table:table-cell table:style-name="NationTypeNames.A2" office:value-type="float" office:value="0">
            <text:p text:style-name="P14">Region</text:p>
          </table:table-cell>
          <table:table-cell table:style-name="NationTypeNames.E2" office:value-type="float" office:value="0">
            <text:p text:style-name="P13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3">爭議國域</text:p>
          </table:table-cell>
          <table:table-cell table:style-name="NationTypeNames.A2" office:value-type="float" office:value="3">
            <text:p text:style-name="P16">3</text:p>
          </table:table-cell>
          <table:table-cell table:style-name="NationTypeNames.A2" office:value-type="float" office:value="0">
            <text:p text:style-name="P17">7400000000100000003</text:p>
          </table:table-cell>
          <table:table-cell table:style-name="NationTypeNames.A2" office:value-type="float" office:value="0">
            <text:p text:style-name="P14">Dispute</text:p>
          </table:table-cell>
          <table:table-cell table:style-name="NationTypeNames.E2" office:value-type="float" office:value="0">
            <text:p text:style-name="P13">爭議國家或區域</text:p>
          </table:table-cell>
        </table:table-row>
        <table:table-row>
          <table:table-cell table:style-name="NationTypeNames.A2" office:value-type="float" office:value="0">
            <text:p text:style-name="P13">精神國域</text:p>
          </table:table-cell>
          <table:table-cell table:style-name="NationTypeNames.A2" office:value-type="float" office:value="4">
            <text:p text:style-name="P16">4</text:p>
          </table:table-cell>
          <table:table-cell table:style-name="NationTypeNames.A2" office:value-type="float" office:value="0">
            <text:p text:style-name="P17">7400000000100000004</text:p>
          </table:table-cell>
          <table:table-cell table:style-name="NationTypeNames.A2" office:value-type="float" office:value="0">
            <text:p text:style-name="P14">Spiritual</text:p>
          </table:table-cell>
          <table:table-cell table:style-name="NationTypeNames.E2" office:value-type="float" office:value="0">
            <text:p text:style-name="P13">無正式國土的國家</text:p>
          </table:table-cell>
        </table:table-row>
        <table:table-row>
          <table:table-cell table:style-name="NationTypeNames.A2" office:value-type="float" office:value="0">
            <text:p text:style-name="P13">過期國家</text:p>
          </table:table-cell>
          <table:table-cell table:style-name="NationTypeNames.A2" office:value-type="float" office:value="5">
            <text:p text:style-name="P16">5</text:p>
          </table:table-cell>
          <table:table-cell table:style-name="NationTypeNames.A2" office:value-type="float" office:value="0">
            <text:p text:style-name="P17">7400000000100000005</text:p>
          </table:table-cell>
          <table:table-cell table:style-name="NationTypeNames.A2" office:value-type="float" office:value="0">
            <text:p text:style-name="P14">Expired</text:p>
          </table:table-cell>
          <table:table-cell table:style-name="NationTypeNames.E2" office:value-type="float" office:value="0">
            <text:p text:style-name="P13">被毀滅的國家</text:p>
          </table:table-cell>
        </table:table-row>
        <table:table-row>
          <table:table-cell table:style-name="NationTypeNames.A2" office:value-type="float" office:value="0">
            <text:p text:style-name="P13">歷史國家</text:p>
          </table:table-cell>
          <table:table-cell table:style-name="NationTypeNames.A2" office:value-type="float" office:value="6">
            <text:p text:style-name="P16">6</text:p>
          </table:table-cell>
          <table:table-cell table:style-name="NationTypeNames.A2" office:value-type="float" office:value="0">
            <text:p text:style-name="P17">7400000000100000006</text:p>
          </table:table-cell>
          <table:table-cell table:style-name="NationTypeNames.A2" office:value-type="float" office:value="0">
            <text:p text:style-name="P14">Historical</text:p>
          </table:table-cell>
          <table:table-cell table:style-name="NationTypeNames.E2" office:value-type="float" office:value="0">
            <text:p text:style-name="P13">歷史紀錄上的國家</text:p>
          </table:table-cell>
        </table:table-row>
        <table:table-row>
          <table:table-cell table:style-name="NationTypeNames.A2" office:value-type="float" office:value="0">
            <text:p text:style-name="P13">小說虛構國家</text:p>
          </table:table-cell>
          <table:table-cell table:style-name="NationTypeNames.A2" office:value-type="float" office:value="7">
            <text:p text:style-name="P16">7</text:p>
          </table:table-cell>
          <table:table-cell table:style-name="NationTypeNames.A2" office:value-type="float" office:value="0">
            <text:p text:style-name="P17">7400000000100000007</text:p>
          </table:table-cell>
          <table:table-cell table:style-name="NationTypeNames.A2" office:value-type="float" office:value="0">
            <text:p text:style-name="P14">Fiction</text:p>
          </table:table-cell>
          <table:table-cell table:style-name="NationTypeNames.E2" office:value-type="float" office:value="0">
            <text:p text:style-name="P13">小說中虛構出的國家</text:p>
          </table:table-cell>
        </table:table-row>
        <table:table-row>
          <table:table-cell table:style-name="NationTypeNames.A2" office:value-type="float" office:value="0">
            <text:p text:style-name="P13">虛擬國家</text:p>
          </table:table-cell>
          <table:table-cell table:style-name="NationTypeNames.A2" office:value-type="float" office:value="8">
            <text:p text:style-name="P16">8</text:p>
          </table:table-cell>
          <table:table-cell table:style-name="NationTypeNames.A2" office:value-type="float" office:value="0">
            <text:p text:style-name="P17">7400000000100000008</text:p>
          </table:table-cell>
          <table:table-cell table:style-name="NationTypeNames.A2" office:value-type="float" office:value="0">
            <text:p text:style-name="P14">Virtual</text:p>
          </table:table-cell>
          <table:table-cell table:style-name="NationTypeNames.E2" office:value-type="float" office:value="0">
            <text:p text:style-name="P13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3">其他種類國家</text:p>
          </table:table-cell>
          <table:table-cell table:style-name="NationTypeNames.A2" office:value-type="float" office:value="9">
            <text:p text:style-name="P16">9</text:p>
          </table:table-cell>
          <table:table-cell table:style-name="NationTypeNames.A2" office:value-type="float" office:value="0">
            <text:p text:style-name="P17">7400000000100000009</text:p>
          </table:table-cell>
          <table:table-cell table:style-name="NationTypeNames.A2" office:value-type="float" office:value="0">
            <text:p text:style-name="P14">Others</text:p>
          </table:table-cell>
          <table:table-cell table:style-name="NationTypeNames.E2" office:value-type="float" office:value="0">
            <text:p text:style-name="P13">非以上類型的國家</text:p>
          </table:table-cell>
        </table:table-row>
      </table:table>
      <text:p text:style-name="P3"/>
      <text:h text:style-name="P10" text:outline-level="3"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1">名稱</text:p>
          </table:table-cell>
          <table:table-cell table:style-name="表格1.A1" office:value-type="string">
            <text:p text:style-name="P11">欄位</text:p>
          </table:table-cell>
          <table:table-cell table:style-name="表格1.A1" office:value-type="string">
            <text:p text:style-name="P11">資料型態</text:p>
          </table:table-cell>
          <table:table-cell table:style-name="表格1.D1" office:value-type="string">
            <text:p text:style-name="P11">說明</text:p>
          </table:table-cell>
        </table:table-row>
        <table:table-row>
          <table:table-cell table:style-name="表格1.A2" office:value-type="string">
            <text:p text:style-name="P13">國家類型短編號</text:p>
          </table:table-cell>
          <table:table-cell table:style-name="表格1.A2" office:value-type="string">
            <text:p text:style-name="P14">id</text:p>
          </table:table-cell>
          <table:table-cell table:style-name="表格1.A2" office:value-type="string">
            <text:p text:style-name="P14">bigint</text:p>
          </table:table-cell>
          <table:table-cell table:style-name="表格1.D2" office:value-type="string">
            <text:p text:style-name="P13">資料庫主鍵</text:p>
          </table:table-cell>
        </table:table-row>
        <table:table-row>
          <table:table-cell table:style-name="表格1.A2" office:value-type="string">
            <text:p text:style-name="P13">國家類型長編號</text:p>
          </table:table-cell>
          <table:table-cell table:style-name="表格1.A2" office:value-type="string">
            <text:p text:style-name="P14">uuid</text:p>
          </table:table-cell>
          <table:table-cell table:style-name="表格1.A2" office:value-type="string">
            <text:p text:style-name="P14">bigint</text:p>
          </table:table-cell>
          <table:table-cell table:style-name="表格1.D2" office:value-type="string">
            <text:p text:style-name="P13">國家類型長編號</text:p>
          </table:table-cell>
        </table:table-row>
        <table:table-row>
          <table:table-cell table:style-name="表格1.A2" office:value-type="string">
            <text:p text:style-name="P13">國家類型名稱</text:p>
          </table:table-cell>
          <table:table-cell table:style-name="表格1.A2" office:value-type="string">
            <text:p text:style-name="P14">name</text:p>
          </table:table-cell>
          <table:table-cell table:style-name="表格1.A2" office:value-type="string">
            <text:p text:style-name="P14">tinyblob</text:p>
          </table:table-cell>
          <table:table-cell table:style-name="表格1.D2" office:value-type="string">
            <text:p text:style-name="P13">國家類型代表名稱</text:p>
          </table:table-cell>
        </table:table-row>
        <table:table-row>
          <table:table-cell table:style-name="表格1.A2" office:value-type="string">
            <text:p text:style-name="P13">國家類型註解</text:p>
          </table:table-cell>
          <table:table-cell table:style-name="表格1.A2" office:value-type="string">
            <text:p text:style-name="P14">comment</text:p>
          </table:table-cell>
          <table:table-cell table:style-name="表格1.A2" office:value-type="string">
            <text:p text:style-name="P14">blob</text:p>
          </table:table-cell>
          <table:table-cell table:style-name="表格1.D2" office:value-type="string">
            <text:p text:style-name="P13">國家類型註解</text:p>
          </table:table-cell>
        </table:table-row>
        <table:table-row>
          <table:table-cell table:style-name="表格1.A2" office:value-type="string">
            <text:p text:style-name="P13">國家類型維基名稱</text:p>
          </table:table-cell>
          <table:table-cell table:style-name="表格1.A2" office:value-type="string">
            <text:p text:style-name="P14">wiki</text:p>
          </table:table-cell>
          <table:table-cell table:style-name="表格1.A2" office:value-type="string">
            <text:p text:style-name="P14">blob</text:p>
          </table:table-cell>
          <table:table-cell table:style-name="表格1.D2" office:value-type="string">
            <text:p text:style-name="P13">國家類型維基專用名稱</text:p>
          </table:table-cell>
        </table:table-row>
        <table:table-row>
          <table:table-cell table:style-name="表格1.A2" office:value-type="string">
            <text:p text:style-name="P9">數據變更時間</text:p>
          </table:table-cell>
          <table:table-cell table:style-name="表格1.A2" office:value-type="string">
            <text:p text:style-name="P14">ltime</text:p>
          </table:table-cell>
          <table:table-cell table:style-name="表格1.A2" office:value-type="string">
            <text:p text:style-name="P14">timestamp</text:p>
          </table:table-cell>
          <table:table-cell table:style-name="表格1.D2" office:value-type="string">
            <text:p text:style-name="P14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8">create table `nationtypes` (</text:p>
        <text:p text:style-name="P8"><text:s text:c="2"/>`id` integer not null primary key,</text:p>
        <text:p text:style-name="P8"><text:s text:c="2"/>`uuid` bigint not null,</text:p>
        <text:p text:style-name="P8"><text:s text:c="2"/>`name` tinyblob default '',</text:p>
        <text:p text:style-name="P8"><text:s text:c="2"/>`comment` blob default '',</text:p>
        <text:p text:style-name="P8"><text:s text:c="2"/>`wiki` blob default '',</text:p>
        <text:p text:style-name="P8"><text:s text:c="2"/>`ltime` timestamp not null default current_timestamp() on update current_timestamp(),</text:p>
        <text:p text:style-name="P8"><text:s text:c="2"/>UNIQUE KEY `uuid` (`uuid`),</text:p>
        <text:p text:style-name="P8"><text:s text:c="2"/>KEY `name` (`name`(255)),</text:p>
        <text:p text:style-name="P8"><text:s text:c="2"/>KEY `comment` (`comment`(512)),</text:p>
        <text:p text:style-name="P8"><text:s text:c="2"/>KEY `wiki` (`wiki`(128)),</text:p>
        <text:p text:style-name="P8"><text:s text:c="2"/>KEY `ltime` (`ltime`)</text:p>
        <text:p text:style-name="P8">) ENGINE=Aria default CHARSET=utf8mb4 ;</text:p>
      </text:section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h text:style-name="P21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8</text:page-number>/<text:page-count>8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9-22T21:42:50.69</dc:date>
    <dc:creator>峰澐 林</dc:creator>
    <meta:editing-duration>PT7H47M33S</meta:editing-duration>
    <meta:editing-cycles>374</meta:editing-cycles>
    <meta:generator>OpenOffice/4.1.12$Win32 OpenOffice.org_project/4112m1$Build-9809</meta:generator>
    <meta:document-statistic meta:table-count="2" meta:image-count="0" meta:object-count="0" meta:page-count="8" meta:paragraph-count="119" meta:word-count="596" meta:character-count="1301"/>
  </office:meta>
</office:document-meta>
</file>